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19" style:family="graphic" style:parent-style-name="objectwithoutfill">
      <style:graphic-properties svg:stroke-color="#000000" draw:fill="solid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2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2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7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28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29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0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1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8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9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0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8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9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3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8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3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9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ans1" fo:font-size="4pt" fo:background-color="transparent"/>
    </style:style>
    <style:style style:name="T15" style:family="text">
      <style:text-properties style:font-name="Liberation Sans1" fo:font-size="6pt" fo:background-color="transparent" style:font-size-asian="6pt" style:font-size-complex="6pt"/>
    </style:style>
    <style:style style:name="T16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style:font-name="Liberation Sans1" fo:font-size="8pt" fo:background-color="transparent"/>
    </style:style>
    <style:style style:name="T1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193cm" svg:y1="3.255cm" svg:x2="10.193cm" svg:y2="9.906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6" draw:text-style-name="P7" draw:layer="layout" svg:width="0.535cm" svg:height="0.239cm" svg:x="10.364cm" svg:y="5.309cm">
          <draw:text-box>
            <text:p text:style-name="P6"><text:span text:style-name="T2">24-bit</text:span></text:p>
          </draw:text-box>
        </draw:frame>
        <draw:custom-shape draw:style-name="gr7" draw:text-style-name="P9" draw:layer="layout" svg:width="1.442cm" svg:height="0.388cm" svg:x="7.568cm" svg:y="8.662cm">
          <text:p text:style-name="P8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4" draw:text-style-name="P4" draw:layer="layout" svg:x1="7.787cm" svg:y1="3.259cm" svg:x2="7.787cm" svg:y2="8.653cm">
          <text:p/>
        </draw:line>
        <draw:frame draw:style-name="gr8" draw:text-style-name="P7" draw:layer="layout" svg:width="0.473cm" svg:height="0.314cm" svg:x="7.945cm" svg:y="8.055cm">
          <draw:text-box>
            <text:p text:style-name="P6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4" draw:text-style-name="P5" draw:layer="layout" svg:x1="8.84cm" svg:y1="4.411cm" svg:x2="8.84cm" svg:y2="8.654cm">
          <text:p/>
        </draw:line>
        <draw:frame draw:style-name="gr8" draw:text-style-name="P7" draw:layer="layout" svg:width="0.473cm" svg:height="0.314cm" svg:x="9cm" svg:y="8.055cm">
          <draw:text-box>
            <text:p text:style-name="P6"><text:span text:style-name="T2">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4" draw:text-style-name="P5" draw:layer="layout" svg:x1="8.29cm" svg:y1="9.053cm" svg:x2="8.29cm" svg:y2="9.924cm">
          <text:p/>
        </draw:line>
        <draw:frame draw:style-name="gr9" draw:text-style-name="P7" draw:layer="layout" svg:width="0.45cm" svg:height="0.314cm" svg:x="8.45cm" svg:y="9.325cm">
          <draw:text-box>
            <text:p text:style-name="P6"><text:span text:style-name="T2">8-bit</text:span></text:p>
          </draw:text-box>
        </draw:frame>
        <draw:custom-shape draw:style-name="gr10" draw:text-style-name="P11" draw:layer="layout" svg:width="5.009cm" svg:height="0.372cm" svg:x="7.563cm" svg:y="9.931cm">
          <text:p text:style-name="P10"><text:span text:style-name="T4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0.998cm" svg:height="0.239cm" svg:x="10.383cm" svg:y="9.668cm">
          <draw:text-box>
            <text:p><text:span text:style-name="T4">mantissa</text:span></text:p>
          </draw:text-box>
        </draw:frame>
        <draw:frame draw:style-name="gr12" draw:text-style-name="P12" draw:layer="layout" svg:width="0.927cm" svg:height="0.477cm" svg:x="8.446cm" svg:y="9.669cm">
          <draw:text-box>
            <text:p><text:span text:style-name="T4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4" draw:text-style-name="P5" draw:layer="layout" svg:x1="8.485cm" svg:y1="11.196cm" svg:x2="8.485cm" svg:y2="12.165cm">
          <text:p/>
        </draw:line>
        <draw:frame draw:style-name="gr13" draw:text-style-name="P7" draw:layer="layout" svg:width="0.535cm" svg:height="0.314cm" svg:x="8.645cm" svg:y="11.566cm">
          <draw:text-box>
            <text:p text:style-name="P6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13" draw:text-style-name="P7" draw:layer="layout" svg:width="0.535cm" svg:height="0.314cm" svg:x="11.365cm" svg:y="11.556cm">
          <draw:text-box>
            <text:p text:style-name="P6"><text:span text:style-name="T2">64-bit</text:span></text:p>
          </draw:text-box>
        </draw:frame>
        <draw:custom-shape draw:style-name="gr10" draw:text-style-name="P9" draw:layer="layout" svg:width="5.009cm" svg:height="0.372cm" svg:x="7.366cm" svg:y="12.171cm">
          <text:p text:style-name="P8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3" draw:layer="layout" svg:x1="9.75cm" svg:y1="13.64cm" svg:x2="9.974cm" svg:y2="13.442cm">
          <text:p/>
        </draw:line>
        <draw:line draw:style-name="gr4" draw:text-style-name="P13" draw:layer="layout" svg:x1="9.868cm" svg:y1="12.543cm" svg:x2="9.868cm" svg:y2="14.026cm">
          <text:p/>
        </draw:line>
        <draw:frame draw:style-name="gr13" draw:text-style-name="P14" draw:layer="layout" svg:width="0.535cm" svg:height="0.314cm" svg:x="10.028cm" svg:y="13.427cm">
          <draw:text-box>
            <text:p text:style-name="P6"><text:span text:style-name="T5">64-bit</text:span></text:p>
          </draw:text-box>
        </draw:frame>
        <draw:custom-shape draw:style-name="gr14" draw:text-style-name="P16" draw:layer="layout" svg:width="1.452cm" svg:height="0.397cm" svg:x="7.758cm" svg:y="10.739cm">
          <text:p text:style-name="P15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1.205cm" svg:y1="10.303cm" svg:x2="11.205cm" svg:y2="12.167cm">
          <text:p/>
        </draw:line>
        <draw:frame draw:style-name="gr15" draw:text-style-name="P17" draw:layer="layout" svg:width="1.469cm" svg:height="0.319cm" svg:x="11.385cm" svg:y="6.839cm">
          <draw:text-box>
            <text:p><text:span text:style-name="T8">Multiply</text:span></text:p>
          </draw:text-box>
        </draw:frame>
        <draw:custom-shape draw:style-name="gr16" draw:text-style-name="P18" draw:layer="layout" svg:width="0.775cm" svg:height="0.397cm" svg:x="7.428cm" svg:y="7.387cm">
          <text:p text:style-name="P10"><text:span text:style-name="T9">E</text:span><text:span text:style-name="T10">H</text:span><text:span text:style-name="T11"> </text:span><text:span text:style-name="T4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667cm" svg:height="0.397cm" svg:x="8.517cm" svg:y="7.388cm">
          <text:p text:style-name="P19"><text:span text:style-name="T9">E</text:span><text:span text:style-name="T10">F</text:span><text:span text:style-name="T12"> </text:span><text:span text:style-name="T13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3.79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3.949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4.10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4.259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3" draw:layer="layout" svg:x1="13.793cm" svg:y1="2.416cm" svg:x2="13.793cm" svg:y2="2.593cm">
          <text:p/>
        </draw:line>
        <draw:line draw:style-name="gr19" draw:text-style-name="P23" draw:layer="layout" svg:x1="14.415cm" svg:y1="2.417cm" svg:x2="14.415cm" svg:y2="2.594cm">
          <text:p/>
        </draw:line>
        <draw:line draw:style-name="gr19" draw:text-style-name="P23" draw:layer="layout" svg:x1="13.793cm" svg:y1="2.416cm" svg:x2="14.415cm" svg:y2="2.416cm">
          <text:p/>
        </draw:line>
        <draw:frame draw:style-name="gr20" draw:text-style-name="P25" draw:layer="layout" svg:width="0.508cm" svg:height="0.627cm" svg:x="13.86cm" svg:y="2.135cm">
          <draw:text-box>
            <text:p text:style-name="P24"><text:span text:style-name="T15">4-bit</text:span></text:p>
          </draw:text-box>
        </draw:frame>
        <draw:custom-shape draw:style-name="gr21" draw:text-style-name="P26" draw:layer="layout" svg:width="0.155cm" svg:height="0.381cm" svg:x="7.021cm" svg:y="2.594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0.154cm" svg:height="0.381cm" svg:x="7.176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33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48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0.154cm" svg:height="0.381cm" svg:x="7.6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79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9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8.10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8.26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8.415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56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72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87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03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18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9.34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49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651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9.80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9.9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11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271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0.425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5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10.73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0.88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04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1.19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11.353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50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1.66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81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7.176cm" svg:y1="2.416cm" svg:x2="7.176cm" svg:y2="2.593cm">
          <text:p/>
        </draw:line>
        <draw:line draw:style-name="gr19" draw:text-style-name="P28" draw:layer="layout" svg:x1="8.416cm" svg:y1="2.417cm" svg:x2="8.416cm" svg:y2="2.594cm">
          <text:p/>
        </draw:line>
        <draw:line draw:style-name="gr19" draw:text-style-name="P28" draw:layer="layout" svg:x1="11.972cm" svg:y1="2.416cm" svg:x2="11.972cm" svg:y2="2.593cm">
          <text:p/>
        </draw:line>
        <draw:line draw:style-name="gr19" draw:text-style-name="P28" draw:layer="layout" svg:x1="7.174cm" svg:y1="2.416cm" svg:x2="11.972cm" svg:y2="2.416cm">
          <text:p/>
        </draw:line>
        <draw:frame draw:style-name="gr20" draw:text-style-name="P30" draw:layer="layout" svg:width="0.477cm" svg:height="0.627cm" svg:x="7.859cm" svg:y="2.135cm">
          <draw:text-box>
            <text:p text:style-name="P29"><text:span text:style-name="T15">8-bit</text:span></text:p>
          </draw:text-box>
        </draw:frame>
        <draw:frame draw:style-name="gr20" draw:text-style-name="P31" draw:layer="layout" svg:width="0.684cm" svg:height="0.627cm" svg:x="8.569cm" svg:y="2.136cm">
          <draw:text-box>
            <text:p><text:span text:style-name="T15">23-bit</text:span></text:p>
          </draw:text-box>
        </draw:frame>
        <draw:frame draw:style-name="gr26" draw:text-style-name="P31" draw:layer="layout" svg:width="2.667cm" svg:height="0.627cm" svg:x="6.884cm" svg:y="1.77cm">
          <draw:text-box>
            <text:p><text:span text:style-name="T15">Sign <text:s text:c="3"/>Exponent <text:s text:c="3"/>Mantissa</text:span></text:p>
          </draw:text-box>
        </draw:frame>
        <draw:line draw:style-name="gr19" draw:text-style-name="P28" draw:layer="layout" svg:x1="7.1cm" svg:y1="2.089cm" svg:x2="7.1cm" svg:y2="2.594cm">
          <text:p/>
        </draw:line>
        <draw:custom-shape draw:style-name="gr27" draw:text-style-name="P32" draw:layer="layout" svg:width="0.254cm" svg:height="3.552cm" draw:transform="rotate (1.5707963267949) translate (8.414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32" draw:layer="layout" svg:width="0.254cm" svg:height="0.614cm" draw:transform="rotate (1.5707963267949) translate (13.796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8" draw:layer="layout" svg:width="0.632cm" svg:height="0.397cm" svg:x="9.883cm" svg:y="4.738cm">
          <text:p text:style-name="P10"><text:span text:style-name="T4">1.</text:span><text:span text:style-name="T9">M</text:span><text:span text:style-name="T10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262cm" svg:height="1.232cm" draw:transform="rotate (1.5707963267949) translate (7.176cm 3.25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1" draw:text-style-name="P5" draw:layer="layout" svg:x1="8.834cm" svg:y1="4.419cm" svg:x2="14.103cm" svg:y2="4.419cm">
          <text:p/>
        </draw:line>
        <draw:line draw:style-name="gr31" draw:text-style-name="P4" draw:layer="layout" svg:x1="14.103cm" svg:y1="3.233cm" svg:x2="14.103cm" svg:y2="4.425cm">
          <text:p/>
        </draw:line>
        <draw:frame draw:style-name="gr32" draw:text-style-name="P17" draw:layer="layout" svg:width="2.018cm" svg:height="0.627cm" svg:x="11.386cm" svg:y="12.639cm">
          <draw:text-box>
            <text:p><text:span text:style-name="T8">Accumulate</text:span></text:p>
          </draw:text-box>
        </draw:frame>
        <draw:frame draw:style-name="gr8" draw:text-style-name="P33" draw:layer="layout" svg:width="0.473cm" svg:height="0.314cm" svg:x="7.86cm" svg:y="3.655cm">
          <draw:text-box>
            <text:p text:style-name="P6"><text:span text:style-name="T16">E</text:span><text:span text:style-name="T17">H</text:span></text:p>
          </draw:text-box>
        </draw:frame>
        <draw:frame draw:style-name="gr8" draw:text-style-name="P33" draw:layer="layout" svg:width="0.473cm" svg:height="0.314cm" svg:x="10.261cm" svg:y="3.655cm">
          <draw:text-box>
            <text:p text:style-name="P6"><text:span text:style-name="T16">M</text:span><text:span text:style-name="T17">H</text:span></text:p>
          </draw:text-box>
        </draw:frame>
        <draw:frame draw:style-name="gr8" draw:text-style-name="P33" draw:layer="layout" svg:width="0.473cm" svg:height="0.314cm" svg:x="14.173cm" svg:y="3.655cm">
          <draw:text-box>
            <text:p text:style-name="P6"><text:span text:style-name="T16">E</text:span><text:span text:style-name="T17">F</text:span></text:p>
          </draw:text-box>
        </draw:frame>
        <draw:frame draw:style-name="gr33" draw:text-style-name="P34" draw:layer="layout" svg:width="5.08cm" svg:height="0.627cm" svg:x="6.884cm" svg:y="1.334cm">
          <draw:text-box>
            <text:p><text:span text:style-name="T18">IEEE 754 single-precision floating-point</text:span></text:p>
          </draw:text-box>
        </draw:frame>
        <draw:frame draw:style-name="gr33" draw:text-style-name="P34" draw:layer="layout" svg:width="0.874cm" svg:height="0.627cm" svg:x="13.784cm" svg:y="1.335cm">
          <draw:text-box>
            <text:p><text:span text:style-name="T18">Float4</text:span></text:p>
          </draw:text-box>
        </draw:frame>
        <draw:custom-shape draw:style-name="gr14" draw:text-style-name="P16" draw:layer="layout" svg:width="1.452cm" svg:height="0.397cm" svg:x="9.124cm" svg:y="14.033cm">
          <text:p text:style-name="P15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7" draw:layer="layout" svg:width="2.987cm" svg:height="0.314cm" svg:x="8.505cm" svg:y="14.384cm">
          <draw:text-box>
            <text:p text:style-name="P6"><text:span text:style-name="T2">64-bit fixed-point, 23-bit fraction</text:span></text:p>
          </draw:text-box>
        </draw:frame>
        <draw:frame draw:style-name="gr35" draw:text-style-name="P35" draw:layer="layout" svg:width="3.448cm" svg:height="0.475cm" svg:x="16.758cm" svg:y="2.541cm">
          <draw:text-box>
            <text:p><text:span text:style-name="T19">4-bit </text:span><text:span text:style-name="T20">exponent</text:span></text:p>
          </draw:text-box>
        </draw:frame>
        <draw:line draw:style-name="gr36" draw:text-style-name="P36" draw:layer="layout" svg:x1="16.637cm" svg:y1="2.773cm" svg:x2="14.732cm" svg:y2="2.7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17:43.126076229</dc:date>
    <meta:editing-duration>PT5H51M</meta:editing-duration>
    <meta:editing-cycles>64</meta:editing-cycles>
    <meta:document-statistic meta:object-count="97"/>
  </office:meta>
</office:document-meta>
</file>